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style:font-name="Arial1" fo:font-size="10pt" style:font-size-asian="10pt" style:font-name-complex="Arial2" style:font-size-complex="10pt"/>
    </style:style>
    <style:style style:name="P4" style:family="paragraph" style:parent-style-name="Standard" style:master-page-name="Standard">
      <style:paragraph-properties style:page-number="auto"/>
      <style:text-properties style:font-name="Arial1" fo:font-size="10pt" style:font-size-asian="10pt" style:font-name-complex="Arial2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 Conference room scheduling. </text:p>
      <text:p text:style-name="P1">Find the nearest open conference room for a team in which a team can hold its meeting. </text:p>
      <text:p text:style-name="P1">Given n team members with the floor on which they work and the time they want to meet, and a list of conference rooms identified by their<text:span text:style-name="T3"> </text:span><text:span text:style-name="T2">floor and room number as a decimal number</text:span>, <text:span text:style-name="T3">maximum number of people</text:span> it fits and<text:span text:style-name="T3"> </text:span><text:span text:style-name="T2">pairs of times</text:span><text:span text:style-name="T3"> they are open </text:span>- <text:span text:style-name="T1">find the best place for the team to have their meeting</text:span>. If there is more than one room available that fits the team at the chosen time then the best place is on the floor the closest to where the team works. </text:p>
      <text:p text:style-name="P1"><text:span text:style-name="T1">E.g.</text:span> rooms.txt </text:p>
      <text:p text:style-name="P3">7.11,8,9:00,9:15,14:30,15:00 </text:p>
      <text:p text:style-name="P3">8.23,6,10:00,11:00,14:00,15:00 </text:p>
      <text:p text:style-name="P3">8.43,7,11:30,12:30,17:00,17:30 </text:p>
      <text:p text:style-name="P3">9.511,9,9:30,10:30,12:00,12:15,15:15,16:15 </text:p>
      <text:p text:style-name="P3">9.527,4,9:00,11:00,14:00,16:00 </text:p>
      <text:p text:style-name="P3">9.547,8,10;30,11:30,13:30,15:30,16:30,17:30</text:p>
      <text:p text:style-name="P1"/>
      <text:p text:style-name="P2">Input: 5,8,10:30,11:30 # 5 team members, located on the 8th floor, meeting time 10:30 - 11:30 </text:p>
      <text:p text:style-name="P2">Output: 9.547</text:p>
      <text:p text:style-name="P2">Please explain: </text:p>
      <text:p text:style-name="P1">how you solved the problem and how it would behave based on the different parameters (number of team members, longer meeting times, many rooms with random booking times). </text:p>
      <text:p text:style-name="P1">How would you test the program to ensure it always produced the correct results? </text:p>
      <text:p text:style-name="P1">For extra credit, can you improve the solution to <text:span text:style-name="T1">split the meeting across more than one room</text:span> if say only one room is available for a fraction of the meeting and another room is free later to hold the remainder of the meeting during the set time. If you want to make this more powerful - assume that the number of room splits can happen in proportion to the length of the meeting so that say <text:span text:style-name="T2">if a meeting is 8 hrs long then the algorithm could schedule it across say up to 4 rooms if a single room was not available for the whole time. 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inne Couty</meta:initial-creator>
    <meta:editing-cycles>8</meta:editing-cycles>
    <meta:creation-date>2019-08-06T21:00:00</meta:creation-date>
    <dc:date>2020-04-18T19:25:51.45</dc:date>
    <meta:editing-duration>PT1H3M19S</meta:editing-duration>
    <meta:generator>OpenOffice/4.1.5$Win32 OpenOffice.org_project/415m1$Build-9789</meta:generator>
    <meta:document-statistic meta:table-count="0" meta:image-count="0" meta:object-count="0" meta:page-count="1" meta:paragraph-count="16" meta:word-count="288" meta:character-count="17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